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3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3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2.5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3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02cm" fo:min-width="2.54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2cm" fo:min-width="2.0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3.7cm" svg:height="2.7cm" svg:x="7.9cm" svg:y="4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cm" svg:height="2.7cm" svg:x="13.3cm" svg:y="8.963cm">
          <text:p text:style-name="P1">Tileserver G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7cm" svg:height="2.7cm" svg:x="2.3cm" svg:y="8.963cm">
          <text:p text:style-name="P1">Postserv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cm" svg:height="3.6cm" svg:x="2.65cm" svg:y="13.6cm">
          <text:p text:style-name="P1">OpenMapTi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8" draw:id="id8" draw:layer="layout" svg:width="5.5cm" svg:height="2.9cm" svg:x="2.9cm" svg:y="22.1cm">
          <text:p text:style-name="P1">OpenStreet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7cm" svg:height="2.7cm" svg:x="5.5cm" svg:y="18.1cm">
          <text:p text:style-name="P1">Imposm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cm" svg:height="3.6cm" svg:x="17.3cm" svg:y="13.6cm">
          <text:p text:style-name="P1">Extra</text:p>
          <text:p text:style-name="P1">MBTi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3" draw:id="id3" draw:layer="layout" svg:width="4.3cm" svg:height="2.9cm" svg:x="11.4cm" svg:y="13.95cm">
          <text:p text:style-name="P1">Mabox GL</text:p>
          <text:p text:style-name="P1">Styles J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8.8cm" svg:y1="13.6cm" svg:x2="17.7cm" svg:y2="10.313cm" draw:start-shape="id1" draw:start-glue-point="5" draw:end-shape="id2" draw:end-glue-point="1" svg:d="M18800 13600v-3287h-1100" svg:viewBox="0 0 1101 3288">
          <text:p/>
        </draw:connector>
        <draw:connector draw:style-name="gr6" draw:text-style-name="P2" draw:layer="layout" svg:x1="13.55cm" svg:y1="13.95cm" svg:x2="15.5cm" svg:y2="11.663cm" draw:start-shape="id3" draw:start-glue-point="4" draw:end-shape="id2" draw:end-glue-point="2" svg:d="M13550 13950v-1143h1950v-1144" svg:viewBox="0 0 1951 2288">
          <text:p/>
        </draw:connector>
        <draw:connector draw:style-name="gr7" draw:text-style-name="P2" draw:layer="layout" svg:x1="15.5cm" svg:y1="8.963cm" svg:x2="11.6cm" svg:y2="5.35cm" draw:start-shape="id2" draw:start-glue-point="0" draw:end-shape="id4" draw:end-glue-point="1" svg:d="M15500 8963v-3613h-3900" svg:viewBox="0 0 3901 3614">
          <text:p text:style-name="P1">Style</text:p>
          <text:p text:style-name="P1">TilesJSON</text:p>
          <text:p text:style-name="P3">Extra MVT</text:p>
          <text:p text:style-name="P1">PNG</text:p>
        </draw:connector>
        <draw:connector draw:style-name="gr7" draw:text-style-name="P2" draw:layer="layout" svg:x1="4.15cm" svg:y1="8.963cm" svg:x2="7.9cm" svg:y2="5.35cm" draw:start-shape="id5" draw:start-glue-point="0" draw:end-shape="id4" draw:end-glue-point="3" svg:d="M4150 8963v-3613h3750" svg:viewBox="0 0 3751 3614">
          <text:p text:style-name="P1">On demande MVT</text:p>
        </draw:connector>
        <draw:connector draw:style-name="gr6" draw:text-style-name="P2" draw:layer="layout" svg:x1="5.5cm" svg:y1="19.45cm" svg:x2="4.15cm" svg:y2="17.2cm" draw:start-shape="id6" draw:start-glue-point="3" draw:end-shape="id7" draw:end-glue-point="7" svg:d="M5500 19450h-1350v-2250" svg:viewBox="0 0 1351 2251">
          <text:p/>
        </draw:connector>
        <draw:connector draw:style-name="gr6" draw:text-style-name="P2" draw:layer="layout" svg:x1="4.15cm" svg:y1="13.6cm" svg:x2="4.15cm" svg:y2="11.663cm" draw:start-shape="id7" draw:start-glue-point="5" draw:end-shape="id5" draw:end-glue-point="2" svg:d="M4150 13600v-1937" svg:viewBox="0 0 1 1938">
          <text:p/>
        </draw:connector>
        <draw:connector draw:style-name="gr7" draw:text-style-name="P2" draw:layer="layout" draw:type="line" svg:x1="7.35cm" svg:y1="18.1cm" svg:x2="9.75cm" svg:y2="6.7cm" draw:start-shape="id6" draw:start-glue-point="0" draw:end-shape="id4" draw:end-glue-point="2" svg:d="M7350 18100l2400-11400" svg:viewBox="0 0 2401 11401">
          <text:p text:style-name="P1">Expire tiles</text:p>
        </draw:connector>
        <draw:connector draw:style-name="gr6" draw:text-style-name="P2" draw:layer="layout" draw:type="line" svg:x1="5.65cm" svg:y1="22.1cm" svg:x2="7.35cm" svg:y2="20.8cm" draw:start-shape="id8" draw:start-glue-point="4" draw:end-shape="id6" draw:end-glue-point="2" svg:d="M5650 22100l1700-1300" svg:viewBox="0 0 1701 1301">
          <text:p/>
        </draw:connector>
        <draw:connector draw:style-name="gr6" draw:text-style-name="P2" draw:layer="layout" draw:type="line" svg:x1="9.673cm" svg:y1="24.349cm" svg:x2="7.35cm" svg:y2="20.8cm" draw:start-shape="id9" draw:start-glue-point="11" draw:end-shape="id6" draw:end-glue-point="2" svg:d="M9673 24349l-2323-3549" svg:viewBox="0 0 2324 3550">
          <text:p/>
        </draw:connector>
        <draw:connector draw:style-name="gr7" draw:text-style-name="P2" draw:layer="layout" draw:type="line" svg:x1="6cm" svg:y1="10.313cm" svg:x2="13.3cm" svg:y2="10.313cm" draw:start-shape="id5" draw:start-glue-point="1" draw:end-shape="id2" draw:end-glue-point="3" svg:d="M6000 10313h7300" svg:viewBox="0 0 7301 1">
          <text:p text:style-name="P1">On demande MVT</text:p>
          <text:p text:style-name="P1">For PNG</text:p>
        </draw:connector>
        <draw:custom-shape draw:style-name="gr8" draw:text-style-name="P1" xml:id="id9" draw:id="id9" draw:layer="layout" svg:width="3.6cm" svg:height="1.7cm" svg:x="6.6cm" svg:y="24.1cm">
          <text:p text:style-name="P1">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75cm" svg:y1="4cm" svg:x2="9.749cm" svg:y2="2.458cm" draw:start-shape="id4" draw:start-glue-point="0" svg:d="M9750 4000l-1-1542" svg:viewBox="0 0 2 154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8T11:52:25.047903958</meta:creation-date>
    <dc:date>2020-05-28T12:09:29.428715707</dc:date>
    <meta:editing-duration>PT6M12S</meta:editing-duration>
    <meta:editing-cycles>1</meta:editing-cycles>
    <meta:document-statistic meta:object-count="20"/>
    <meta:generator>LibreOffice/6.3.6.2$Linux_X86_64 LibreOffice_project/30$Build-2</meta:generator>
  </office:meta>
</office:document-meta>
</file>